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14ead" style:font-size-asian="11pt" style:font-size-complex="11pt"/>
    </style:style>
    <style:style style:name="P3" style:family="paragraph" style:parent-style-name="Standard">
      <style:text-properties fo:font-size="11pt" officeooo:paragraph-rsid="0002b205" style:font-size-asian="11pt" style:font-size-complex="11pt"/>
    </style:style>
    <style:style style:name="P4" style:family="paragraph" style:parent-style-name="Standard">
      <style:text-properties fo:font-size="11pt" officeooo:paragraph-rsid="0003dfb5" style:font-size-asian="11pt" style:font-size-complex="11pt"/>
    </style:style>
    <style:style style:name="P5" style:family="paragraph" style:parent-style-name="Standard">
      <style:text-properties fo:font-size="11pt" officeooo:paragraph-rsid="0005eba6" style:font-size-asian="11pt" style:font-size-complex="11pt"/>
    </style:style>
    <style:style style:name="P6" style:family="paragraph" style:parent-style-name="Standard">
      <style:text-properties fo:font-size="11pt" officeooo:paragraph-rsid="0007e558" style:font-size-asian="11pt" style:font-size-complex="11pt"/>
    </style:style>
    <style:style style:name="P7" style:family="paragraph" style:parent-style-name="Standard">
      <style:text-properties fo:font-size="11pt" officeooo:paragraph-rsid="00090ccc" style:font-size-asian="11pt" style:font-size-complex="11pt"/>
    </style:style>
    <style:style style:name="P8" style:family="paragraph" style:parent-style-name="Standard">
      <style:text-properties fo:font-size="11pt" officeooo:paragraph-rsid="0009ad75" style:font-size-asian="11pt" style:font-size-complex="11pt"/>
    </style:style>
    <style:style style:name="P9" style:family="paragraph" style:parent-style-name="Standard">
      <style:text-properties fo:font-size="11pt" officeooo:paragraph-rsid="0009b52b" style:font-size-asian="11pt" style:font-size-complex="11pt"/>
    </style:style>
    <style:style style:name="P10" style:family="paragraph" style:parent-style-name="Standard">
      <style:text-properties fo:font-size="11pt" officeooo:paragraph-rsid="000bba2a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paragraph-rsid="00014ea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paragraph-rsid="0002b205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paragraph-rsid="00014ead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80" fo:font-size="20pt" fo:font-weight="bold" officeooo:paragraph-rsid="00014ead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Standard">
      <style:text-properties fo:font-size="11pt" officeooo:paragraph-rsid="000d2887" style:font-size-asian="11pt" style:font-size-complex="11pt"/>
    </style:style>
    <style:style style:name="P17" style:family="paragraph" style:parent-style-name="Standard">
      <style:text-properties fo:font-size="11pt" officeooo:paragraph-rsid="0009b52b" style:font-size-asian="11pt" style:font-size-complex="11pt"/>
    </style:style>
    <style:style style:name="P18" style:family="paragraph" style:parent-style-name="Standard">
      <style:text-properties fo:font-size="11pt" officeooo:paragraph-rsid="000d6a79" style:font-size-asian="11pt" style:font-size-complex="11pt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style:font-name="DejaVu Sans" style:font-name-asian="DejaVu Sans" style:font-name-complex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ault-Tolerant and Reliable Systems</text:p>
      <text:p text:style-name="P2"/>
      <text:p text:style-name="P2"/>
      <text:p text:style-name="P13">Contents</text:p>
      <text:p text:style-name="P2">1. Basics, Problem Statements, and Approaches</text:p>
      <text:p text:style-name="P2">2. </text:p>
      <text:p text:style-name="P2"/>
      <text:p text:style-name="P2"/>
      <text:p text:style-name="P2"/>
      <text:p text:style-name="P3"/>
      <text:p text:style-name="P12">Ideas and Approaches</text:p>
      <text:p text:style-name="P3"/>
      <text:p text:style-name="P4"><text:span text:style-name="T1">[A1]</text:span> Massive replication, individual atonomy, parallel and redundant actions.</text:p>
      <text:p text:style-name="P5">The redundant agents act in the uniform environment.</text:p>
      <text:p text:style-name="P5">This is similar to the insects in the nature.</text:p>
      <text:p text:style-name="P5">Death is cheap and it is "welcomed" if an actor becomes crippled, too isolated, or non-effective.</text:p>
      <text:p text:style-name="P6">There is no much efforts to save an individual actior. The birth is cheap.</text:p>
      <text:p text:style-name="P6">It is well-suited for simple actors.</text:p>
      <text:p text:style-name="P7">Specialization of "universally built" actors plays important role here.</text:p>
      <text:p text:style-name="P5"/>
      <text:p text:style-name="P5">The important things in such approach:</text:p>
      <text:p text:style-name="P5">a) Collective actions and actions in synchrony (flock of birds, group of insects).</text:p>
      <text:p text:style-name="P5"/>
      <text:p text:style-name="P10"><text:span text:style-name="T1">[A2]</text:span> Reliable actors operating in the centrally-controlled environment.</text:p>
      <text:p text:style-name="P8">More suitable for complex actors and small number of them. E.g. Elephants.</text:p>
      <text:p text:style-name="P8">It is expensive to recreate such actors, therefore, the price for their death is very high. As a result – more efforts should be put on maintaining their lives.</text:p>
      <text:p text:style-name="P9">Still, the autonomy of actors plays big role in such environment. Though, in comprison with the [A1], the actors are more versatile, flexible, and adaptive. They are more actively shaping the environment.</text:p>
      <text:p text:style-name="P9"/>
      <text:p text:style-name="P9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Notes</text:p>
      <text:p text:style-name="P2"/>
      <text:p text:style-name="P2"/>
      <text:p text:style-name="P1">-------------------------------------------------------------------------------------------------------------------------------</text:p>
      <text:p text:style-name="P1"><text:tab/>19-January-2014, Sn</text:p>
      <text:p text:style-name="P1">-------------------------------------------------------------------------------------------------------------------------------</text:p>
      <text:p text:style-name="P1"><text:span text:style-name="T1">[N1]</text:span> Two major practical approaches I have seen</text:p>
      <text:p text:style-name="P16">A1) Centrilized and restrictive FT framework</text:p>
      <text:p text:style-name="P16"><text:tab/><text:span text:style-name="T2">⚫</text:span> CT-Access (NMS)<text:tab/>-- Single FT-domain</text:p>
      <text:p text:style-name="P16"><text:tab/><text:span text:style-name="T2">⚫</text:span> FTI (Ditech)<text:tab/><text:tab/>-- Multiple FT-domains</text:p>
      <text:p text:style-name="P1"/>
      <text:p text:style-name="P16">A2) Paralell and disjoint FT-groups acting in the same environment</text:p>
      <text:p text:style-name="P18"><text:tab/>EVP (SWM, NPU, ...)<text:tab/>(Ditech)<text:tab/>-- each group implements its own mechanism of</text:p>
      <text:p text:style-name="P18"><text:tab/><text:tab/><text:tab/><text:tab/><text:tab/><text:tab/>group maintanance.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16S</meta:editing-duration>
    <meta:editing-cycles>32</meta:editing-cycles>
    <meta:generator>LibreOffice/4.0.4.2$Linux_X86_64 LibreOffice_project/400m0$Build-2</meta:generator>
    <dc:date>2014-01-19T09:54:31</dc:date>
    <dc:creator>ditech </dc:creator>
    <meta:document-statistic meta:table-count="0" meta:image-count="0" meta:object-count="0" meta:page-count="2" meta:paragraph-count="29" meta:word-count="241" meta:character-count="1804" meta:non-whitespace-character-count="1579"/>
    <meta:user-defined meta:name="Info 1"/>
    <meta:user-defined meta:name="Info 2"/>
    <meta:user-defined meta:name="Info 3"/>
    <meta:user-defined meta:name="Info 4"/>
  </office:meta>
</office:document-meta>
</file>